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1a73c1" officeooo:paragraph-rsid="001a73c1" style:font-size-asian="17.5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12pt" officeooo:rsid="001bceb0" officeooo:paragraph-rsid="001bceb0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1bceb0" officeooo:paragraph-rsid="001bceb0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6pt" officeooo:rsid="001bceb0" officeooo:paragraph-rsid="001bceb0" style:font-size-asian="14pt" style:font-size-complex="16pt"/>
    </style:style>
    <style:style style:name="P5" style:family="paragraph" style:parent-style-name="Standard">
      <style:paragraph-properties fo:text-align="start" style:justify-single-word="false"/>
      <style:text-properties fo:font-size="16pt" officeooo:rsid="001bceb0" officeooo:paragraph-rsid="0024d2c0" style:font-size-asian="14pt" style:font-size-complex="16pt"/>
    </style:style>
    <style:style style:name="P6" style:family="paragraph" style:parent-style-name="Standard">
      <style:paragraph-properties fo:text-align="start" style:justify-single-word="false"/>
      <style:text-properties officeooo:paragraph-rsid="001bceb0"/>
    </style:style>
    <style:style style:name="P7" style:family="paragraph" style:parent-style-name="Standard">
      <style:paragraph-properties fo:text-align="start" style:justify-single-word="false"/>
      <style:text-properties officeooo:paragraph-rsid="00263b20"/>
    </style:style>
    <style:style style:name="P8" style:family="paragraph" style:parent-style-name="Standard">
      <style:paragraph-properties fo:text-align="start" style:justify-single-word="false"/>
      <style:text-properties officeooo:rsid="0024d2c0" officeooo:paragraph-rsid="0024d2c0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ea20c" style:font-weight-asian="normal" style:font-weight-complex="normal"/>
    </style:style>
    <style:style style:name="T3" style:family="text">
      <style:text-properties fo:font-weight="normal" officeooo:rsid="001fd625" style:font-weight-asian="normal" style:font-weight-complex="normal"/>
    </style:style>
    <style:style style:name="T4" style:family="text">
      <style:text-properties officeooo:rsid="001fd625"/>
    </style:style>
    <style:style style:name="T5" style:family="text">
      <style:text-properties fo:font-size="12pt" fo:font-weight="normal" officeooo:rsid="001bceb0" style:font-size-asian="10.5pt" style:font-weight-asian="normal" style:font-size-complex="12pt" style:font-weight-complex="normal"/>
    </style:style>
    <style:style style:name="T6" style:family="text">
      <style:text-properties fo:font-size="12pt" fo:font-weight="normal" officeooo:rsid="001ea20c" style:font-size-asian="10.5pt" style:font-weight-asian="normal" style:font-size-complex="12pt" style:font-weight-complex="normal"/>
    </style:style>
    <style:style style:name="T7" style:family="text">
      <style:text-properties fo:font-size="12pt" fo:font-weight="normal" officeooo:rsid="001fd625" style:font-size-asian="10.5pt" style:font-weight-asian="normal" style:font-size-complex="12pt" style:font-weight-complex="normal"/>
    </style:style>
    <style:style style:name="T8" style:family="text">
      <style:text-properties officeooo:rsid="0024d2c0"/>
    </style:style>
    <style:style style:name="T9" style:family="text">
      <style:text-properties officeooo:rsid="0029547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mpliación</text:p>
      <text:p text:style-name="P1"/>
      <text:p text:style-name="P4"><text:bookmark-start text:name="__DdeLink__208_1057318373"/><text:bookmark-start text:name="__DdeLink__205_1057318373"/>1. Analisis de requerimientos.</text:p>
      <text:p text:style-name="P4"/>
      <text:p text:style-name="P2"><text:bookmark-start text:name="__DdeLink__160_1057318373"/>Lo primero es conocer el publico objetivo de la campaña en este caso al ser un sorteo de unas entradas para la moto GP y ser de la feria 2 ruedas el publico objetivo son los fanaticos de las motos y los usuarios habituales de la feria.<text:bookmark-end text:name="__DdeLink__160_1057318373"/><text:bookmark-end text:name="__DdeLink__208_1057318373"/></text:p>
      <text:p text:style-name="P3"/>
      <text:p text:style-name="P6"><text:bookmark-start text:name="__DdeLink__187_1057318373"/><text:bookmark-start text:name="__DdeLink__195_1057318373"/><text:bookmark-start text:name="__DdeLink__162_1057318373"/><text:bookmark-start text:name="__DdeLink__165_1057318373"/><text:bookmark-start text:name="__DdeLink__169_1057318373"/><text:bookmark-start text:name="__DdeLink__174_1057318373"/><text:bookmark-start text:name="__DdeLink__180_1057318373"/><text:span text:style-name="T5">Una vez definido nuestro público </text:span><text:span text:style-name="T6">objetivo</text:span><text:span text:style-name="T5">, el siguiente paso fue establecer </text:span><text:span text:style-name="T6">el </text:span><text:span text:style-name="Strong_20_Emphasis"><text:span text:style-name="T5">objetivo </text:span></text:span><text:span text:style-name="Strong_20_Emphasis"><text:span text:style-name="T6">principal</text:span></text:span><text:span text:style-name="Strong_20_Emphasis"><text:span text:style-name="T5"> de esta campaña</text:span></text:span><text:span text:style-name="T5"> de email marketing. La finalidad es </text:span><text:span text:style-name="Strong_20_Emphasis"><text:span text:style-name="T5">maximizar la participación en el sorteo de dos entradas gratuitas para el Gran Premio de Motociclismo de Cheste.</text:span></text:span><text:span text:style-name="T5"> </text:span><text:bookmark-end text:name="__DdeLink__162_1057318373"/><text:span text:style-name="T7">Este objetivo es el que va ha guiar el diseño del email</text:span><text:bookmark-end text:name="__DdeLink__165_1057318373"/><text:bookmark-end text:name="__DdeLink__169_1057318373"/><text:bookmark-end text:name="__DdeLink__174_1057318373"/><text:bookmark-end text:name="__DdeLink__180_1057318373"/><text:span text:style-name="T7">, influyendo en las decisiones del formato y la composicion del mismo.</text:span><text:bookmark-end text:name="__DdeLink__187_1057318373"/><text:span text:style-name="T7"> </text:span><text:span text:style-name="T3">Cada elemento visual, desde el titular principal hasta el pie de pagina, ha sido pensado para ayudar a cumplir con esta meta central de atraer al mayor número de participantes al sorteo.</text:span><text:bookmark-end text:name="__DdeLink__195_1057318373"/></text:p>
      <text:p text:style-name="P6"><text:bookmark-end text:name="__DdeLink__205_1057318373"/><text:span text:style-name="T3"/></text:p>
      <text:p text:style-name="P8"><text:span text:style-name="T3"/></text:p>
      <text:p text:style-name="P8"><text:span text:style-name="T3"/></text:p>
      <text:p text:style-name="P5"><text:span text:style-name="T9">2</text:span><text:bookmark-start text:name="__DdeLink__211_1057318373"/>. <text:span text:style-name="T8">Metodo DAFO. </text:span></text:p>
      <text:p text:style-name="P5"/>
      <text:p text:style-name="P7"><text:span text:style-name="T3">Para desarrollar una estrategia sólida, y asegurar que nuestro enfoque fuera el más efectivo en el entorno digital, se realizó un </text:span><text:span text:style-name="Strong_20_Emphasis"><text:span text:style-name="T3">análisis DAFO.</text:span></text:span><text:span text:style-name="T3"> Este análisis nos permitió evaluar la situación interna de nuestra campaña de email y los factores externos del mercado, comparándonos con ejemplos de otras newsletters y eventos relevantes del sector, identificando así los puntos clave para potenciar nuestras ventajas y mitigar posibles desafíos.</text:span><text:bookmark-end text:name="__DdeLink__211_1057318373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2T17:53:12.897594973</meta:creation-date>
    <dc:date>2025-05-22T19:15:50.160495415</dc:date>
    <meta:editing-duration>PT1H22M30S</meta:editing-duration>
    <meta:editing-cycles>14</meta:editing-cycles>
    <meta:generator>LibreOffice/24.2.7.2$Linux_X86_64 LibreOffice_project/420$Build-2</meta:generator>
    <meta:document-statistic meta:table-count="0" meta:image-count="0" meta:object-count="0" meta:page-count="1" meta:paragraph-count="6" meta:word-count="217" meta:character-count="1309" meta:non-whitespace-character-count="1097"/>
  </office:meta>
</office:document-meta>
</file>